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text-properties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 style:list-style-name="L3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 style:list-style-name="L4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 style:list-style-name="L5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 style:list-style-name="L6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 style:list-style-name="L7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 style:list-style-name="L8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 style:list-style-name="L9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list-style-name="L10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 style:list-style-name="L11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 style:list-style-name="L12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13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 style:list-style-name="L14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 style:list-style-name="L15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 style:list-style-name="L16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 style:list-style-name="L17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 style:list-style-name="L18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 style:list-style-name="L8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 module Plan</text:p>
      <text:p text:style-name="Standard"/>
      <text:list xml:id="list8444329907118965355" text:style-name="L1">
        <text:list-item>
          <text:p text:style-name="P5">Compilation process/ Preprocessor/ Lexical Analysis</text:p>
        </text:list-item>
        <text:list-item>
          <text:p text:style-name="P5">Data types</text:p>
        </text:list-item>
        <text:list-item>
          <text:p text:style-name="P5">Expressions</text:p>
        </text:list-item>
        <text:list-item>
          <text:p text:style-name="P5">Statements</text:p>
        </text:list-item>
        <text:list-item>
          <text:p text:style-name="P5">Arrays</text:p>
        </text:list-item>
        <text:list-item>
          <text:p text:style-name="P5">Pointers</text:p>
        </text:list-item>
        <text:list-item>
          <text:p text:style-name="P5">Structures/ Unions/ enums/ typedefs</text:p>
        </text:list-item>
        <text:list-item>
          <text:p text:style-name="P5">Function</text:p>
        </text:list-item>
        <text:list-item>
          <text:p text:style-name="P5">Input/Output statements</text:p>
        </text:list-item>
        <text:list-item>
          <text:p text:style-name="P5">File input/ output</text:p>
        </text:list-item>
        <text:list-item>
          <text:p text:style-name="P5">Libc Function </text:p>
        </text:list-item>
      </text:list>
      <text:p text:style-name="Standard">----------------------------------------------------------------------------------------------------------</text:p>
      <text:p text:style-name="P4">Data Structures:</text:p>
      <text:p text:style-name="Standard"/>
      <text:list xml:id="list2466108783842699432" text:style-name="L2">
        <text:list-item>
          <text:p text:style-name="P6">Introduction to data structures</text:p>
        </text:list-item>
        <text:list-item>
          <text:p text:style-name="P6">Queues</text:p>
        </text:list-item>
        <text:list-item>
          <text:p text:style-name="P6">Linkedlist</text:p>
        </text:list-item>
        <text:list-item>
          <text:p text:style-name="P6">Trees</text:p>
        </text:list-item>
        <text:list-item>
          <text:p text:style-name="P6">Searching and Sorting</text:p>
        </text:list-item>
      </text:list>
      <text:p text:style-name="Standard"/>
      <text:p text:style-name="Standard">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4">C module Plan</text:p>
      <text:p text:style-name="Standard"/>
      <text:list xml:id="list110444322978006" text:continue-list="list8444329907118965355" text:style-name="L1">
        <text:list-header>
          <text:p text:style-name="P5">Compilation process/ Preprocessor/ Lexical Analysis</text:p>
        </text:list-header>
      </text:list>
      <text:list xml:id="list4283535303776263963" text:style-name="L3">
        <text:list-item>
          <text:p text:style-name="P8">C Preprocessing</text:p>
        </text:list-item>
        <text:list-item>
          <text:p text:style-name="P8">Lexical Analysis</text:p>
        </text:list-item>
        <text:list-item>
          <text:p text:style-name="P8">Syntax Analysis</text:p>
        </text:list-item>
        <text:list-item>
          <text:p text:style-name="P8">Semantic Analysis</text:p>
        </text:list-item>
        <text:list-item>
          <text:p text:style-name="P8">Intermediate code generation</text:p>
        </text:list-item>
        <text:list-item>
          <text:p text:style-name="P8">Code optimisation</text:p>
        </text:list-item>
        <text:list-item>
          <text:p text:style-name="P8">Linking/Loading</text:p>
        </text:list-item>
      </text:list>
      <text:p text:style-name="P1"/>
      <text:p text:style-name="P2">Data Types</text:p>
      <text:list xml:id="list6179545473786258797" text:style-name="L4">
        <text:list-item>
          <text:p text:style-name="P9">Integer types, Floating-Point types</text:p>
        </text:list-item>
        <text:list-item>
          <text:p text:style-name="P9">Pointer <text:s/></text:p>
        </text:list-item>
        <text:list-item>
          <text:p text:style-name="P9">Array </text:p>
        </text:list-item>
        <text:list-item>
          <text:p text:style-name="P9">Enumerators</text:p>
        </text:list-item>
        <text:list-item>
          <text:p text:style-name="P9">Structure </text:p>
        </text:list-item>
        <text:list-item>
          <text:p text:style-name="P9">Union </text:p>
        </text:list-item>
        <text:list-item>
          <text:p text:style-name="P9">Function </text:p>
        </text:list-item>
        <text:list-item>
          <text:p text:style-name="P9">Typedef </text:p>
        </text:list-item>
      </text:list>
      <text:p text:style-name="P1"/>
      <text:p text:style-name="P2">Expressions</text:p>
      <text:list xml:id="list1695998974188050688" text:style-name="L5">
        <text:list-item>
          <text:p text:style-name="P10">Storage classes</text:p>
        </text:list-item>
        <text:list-item>
          <text:p text:style-name="P10">Operators</text:p>
        </text:list-item>
        <text:list-item>
          <text:p text:style-name="P10">Type qualifiers</text:p>
        </text:list-item>
        <text:list-item>
          <text:p text:style-name="P10">Variables</text:p>
        </text:list-item>
        <text:list-item>
          <text:p text:style-name="P10">Constants</text:p>
        </text:list-item>
      </text:list>
      <text:p text:style-name="P1"/>
      <text:p text:style-name="P2">Statements</text:p>
      <text:list xml:id="list8711520555213861822" text:style-name="L6">
        <text:list-item>
          <text:p text:style-name="P11">Selection Statements – if, if-else, if-else-if, switch</text:p>
        </text:list-item>
        <text:list-item>
          <text:p text:style-name="P11">Conditional Expressions</text:p>
        </text:list-item>
        <text:list-item>
          <text:p text:style-name="P11">Iteration Statements – for loop, while loop,</text:p>
        </text:list-item>
        <text:list-item>
          <text:p text:style-name="P11">do-while loop</text:p>
        </text:list-item>
        <text:list-item>
          <text:p text:style-name="P11">Jump Statements – return, goto, break, exit()</text:p>
        </text:list-item>
        <text:list-item>
          <text:p text:style-name="P11">Continue</text:p>
        </text:list-item>
      </text:list>
      <text:p text:style-name="P1"/>
      <text:p text:style-name="P2">Arrays</text:p>
      <text:list xml:id="list6608437042310841616" text:style-name="L7">
        <text:list-item>
          <text:p text:style-name="P12">1D array, 2D array, initialization</text:p>
        </text:list-item>
        <text:list-item>
          <text:p text:style-name="P12">Passing of single-dimension arrays to functions</text:p>
        </text:list-item>
        <text:list-item>
          <text:p text:style-name="P12">Strings</text:p>
        </text:list-item>
        <text:list-item>
          <text:p text:style-name="P12">Array of strings, Initialization</text:p>
        </text:list-item>
        <text:list-item>
          <text:p text:style-name="P12">Passing of single-dimension arrays to functions</text:p>
        </text:list-item>
      </text:list>
      <text:p text:style-name="P1"/>
      <text:p text:style-name="P2">Pointers</text:p>
      <text:list xml:id="list59634124511252450" text:style-name="L8">
        <text:list-item>
          <text:p text:style-name="P13">Pointer variables, pointer expressions</text:p>
        </text:list-item>
        <text:list-item>
          <text:p text:style-name="P13">Pointer assignments, conversions, arithmetic</text:p>
        </text:list-item>
        <text:list-item>
          <text:p text:style-name="P13">Comparisons, pointers &amp; arrays</text:p>
        </text:list-item>
        <text:list-item>
          <text:p text:style-name="P13">Array of pointers</text:p>
        </text:list-item>
        <text:list-item>
          <text:p text:style-name="P24">Dynamically Allocated arrays</text:p>
        </text:list-item>
      </text:list>
      <text:p text:style-name="P1"/>
      <text:p text:style-name="P1"/>
      <text:p text:style-name="P2"><text:soft-page-break/>struct/unions/enums/typedefs</text:p>
      <text:list xml:id="list3141370409858802172" text:style-name="L9">
        <text:list-item>
          <text:p text:style-name="P14">Accessing struct members, union members, Assignments</text:p>
        </text:list-item>
        <text:list-item>
          <text:p text:style-name="P14">Struct arrays</text:p>
        </text:list-item>
        <text:list-item>
          <text:p text:style-name="P14">Passing structs/unions to functions</text:p>
        </text:list-item>
      </text:list>
      <text:p text:style-name="P1"/>
      <text:p text:style-name="P2">Functions</text:p>
      <text:p text:style-name="P2"/>
      <text:list xml:id="list2275778173077584048" text:style-name="L10">
        <text:list-item>
          <text:p text:style-name="P15">Scope of a function</text:p>
        </text:list-item>
        <text:list-item>
          <text:p text:style-name="P15">Call by value, by reference</text:p>
        </text:list-item>
        <text:list-item>
          <text:p text:style-name="P15">Calling functions with arrays</text:p>
        </text:list-item>
        <text:list-item>
          <text:p text:style-name="P15">Stack frames, frame pointer, stack pointer</text:p>
        </text:list-item>
        <text:list-item>
          <text:p text:style-name="P15">C-Memory layout</text:p>
        </text:list-item>
        <text:list-item>
          <text:p text:style-name="P15">Command line arguments</text:p>
        </text:list-item>
        <text:list-item>
          <text:p text:style-name="P15">Recursion</text:p>
        </text:list-item>
      </text:list>
      <text:p text:style-name="P1"/>
      <text:p text:style-name="P2">Input/Output Statements</text:p>
      <text:list xml:id="list9006602344542267979" text:style-name="L11">
        <text:list-item>
          <text:p text:style-name="P16">printf() - Printing characters, printing numbers</text:p>
        </text:list-item>
        <text:list-item>
          <text:p text:style-name="P16">Displaying an address, the %n specifier, </text:p>
        </text:list-item>
        <text:list-item>
          <text:p text:style-name="P16">Format modifiers</text:p>
        </text:list-item>
        <text:list-item>
          <text:p text:style-name="P16">scanf() - <text:s/>Format specifiers, inputting numbers, Inputting unsigned integers, reading strings</text:p>
        </text:list-item>
        <text:list-item>
          <text:p text:style-name="P16">Inputting an address, the %n specifier, Format modifiers</text:p>
        </text:list-item>
      </text:list>
      <text:p text:style-name="P1"/>
      <text:p text:style-name="P2">File Input/Output</text:p>
      <text:list xml:id="list3644834321755107179" text:style-name="L12">
        <text:list-item>
          <text:p text:style-name="P17">File system basics</text:p>
        </text:list-item>
        <text:list-item>
          <text:p text:style-name="P17">The file pointer</text:p>
        </text:list-item>
        <text:list-item>
          <text:p text:style-name="P17">Opening a file</text:p>
        </text:list-item>
        <text:list-item>
          <text:p text:style-name="P17">Closing a file</text:p>
        </text:list-item>
        <text:list-item>
          <text:p text:style-name="P17">Usage of fopen(), fclose(), getc(), putc(), fputs(), <text:s/>fgets(), rewind(), fread(), fwrite(), fseek(), fscanf()</text:p>
        </text:list-item>
      </text:list>
      <text:p text:style-name="P1"/>
      <text:p text:style-name="P2">Libc function groups</text:p>
      <text:list xml:id="list5705961197992897087" text:style-name="L13">
        <text:list-item>
          <text:p text:style-name="P18">String functions</text:p>
        </text:list-item>
        <text:list-item>
          <text:p text:style-name="P18">Ctype functions</text:p>
        </text:list-item>
        <text:list-item>
          <text:p text:style-name="P18">I/O functions</text:p>
        </text:list-item>
      </text:list>
      <text:p text:style-name="P1"/>
      <text:p text:style-name="P1"/>
      <text:p text:style-name="P1"/>
      <text:p text:style-name="P3">Data Structures:</text:p>
      <text:p text:style-name="P1"/>
      <text:p text:style-name="P2">Introduction To Data Structures</text:p>
      <text:list xml:id="list4767265321321292073" text:style-name="L14">
        <text:list-item>
          <text:p text:style-name="P19">Algorithms &amp; their advantages</text:p>
        </text:list-item>
        <text:list-item>
          <text:p text:style-name="P19">Need of Data Structures <text:s text:c="2"/></text:p>
        </text:list-item>
        <text:list-item>
          <text:p text:style-name="P19">Arrays (Properties, Advantages, Disadvantages) Usage <text:s text:c="2"/></text:p>
        </text:list-item>
        <text:list-item>
          <text:p text:style-name="P19">Stacks <text:s text:c="2"/></text:p>
        </text:list-item>
        <text:list-item>
          <text:p text:style-name="P19">Stack Representation (Static &amp; Dynamic) <text:s text:c="2"/></text:p>
        </text:list-item>
        <text:list-item>
          <text:p text:style-name="P19">Algorithms for Stack Operations <text:s text:c="2"/></text:p>
        </text:list-item>
        <text:list-item>
          <text:p text:style-name="P19">Applications of Stack</text:p>
        </text:list-item>
      </text:list>
      <text:p text:style-name="P1"/>
      <text:p text:style-name="P2">Queues</text:p>
      <text:list xml:id="list4082761655009719297" text:style-name="L15">
        <text:list-item>
          <text:p text:style-name="P20">Properties Of Queues ( Operations)</text:p>
        </text:list-item>
        <text:list-item>
          <text:p text:style-name="P20">Applications of Queues</text:p>
        </text:list-item>
        <text:list-item>
          <text:p text:style-name="P20">Queue Representation (Static &amp; Dynamic)</text:p>
        </text:list-item>
        <text:list-item>
          <text:p text:style-name="P20">Queue Algorithms </text:p>
        </text:list-item>
        <text:list-item>
          <text:p text:style-name="P20">False Overflow &amp; Solution</text:p>
        </text:list-item>
        <text:list-item>
          <text:p text:style-name="P20">Circular Queue</text:p>
        </text:list-item>
        <text:list-item>
          <text:p text:style-name="P20">Implementation of Circular Queues</text:p>
        </text:list-item>
      </text:list>
      <text:p text:style-name="P1"/>
      <text:p text:style-name="P1"><text:soft-page-break/><text:span text:style-name="T1">Linkedlist</text:span> </text:p>
      <text:list xml:id="list4442864497581872877" text:style-name="L16">
        <text:list-item>
          <text:p text:style-name="P21">Singly Linked List</text:p>
        </text:list-item>
        <text:list-item>
          <text:p text:style-name="P21">Representation of Linked List</text:p>
        </text:list-item>
        <text:list-item>
          <text:p text:style-name="P21"><text:s/>Inserting, Finding, Deleting &amp; Printing the elements of linked list</text:p>
        </text:list-item>
        <text:list-item>
          <text:p text:style-name="P21">Variations of Linked Lists </text:p>
        </text:list-item>
        <text:list-item>
          <text:p text:style-name="P21">Arrays Vs Linked List</text:p>
        </text:list-item>
      </text:list>
      <text:p text:style-name="P1"/>
      <text:p text:style-name="P2">Trees</text:p>
      <text:list xml:id="list7197691184604496064" text:style-name="L17">
        <text:list-item>
          <text:p text:style-name="P22">Binary Trees</text:p>
        </text:list-item>
        <text:list-item>
          <text:p text:style-name="P22">Binary Search Tree(BST)</text:p>
        </text:list-item>
        <text:list-item>
          <text:p text:style-name="P22">Treaded Binary Tree </text:p>
        </text:list-item>
        <text:list-item>
          <text:p text:style-name="P22">AVL Tree</text:p>
        </text:list-item>
        <text:list-item>
          <text:p text:style-name="P22">RBT</text:p>
        </text:list-item>
      </text:list>
      <text:p text:style-name="P1"/>
      <text:p text:style-name="P2">Searching &amp; Sorting Techniques</text:p>
      <text:list xml:id="list3940966766257950726" text:style-name="L18">
        <text:list-item>
          <text:p text:style-name="P23">Selection Sort</text:p>
        </text:list-item>
        <text:list-item>
          <text:p text:style-name="P23">Bubble Sort </text:p>
        </text:list-item>
        <text:list-item>
          <text:p text:style-name="P23">Insertion Sort </text:p>
        </text:list-item>
        <text:list-item>
          <text:p text:style-name="P23">Quick Sort</text:p>
        </text:list-item>
        <text:list-item>
          <text:p text:style-name="P23">Merge Sort </text:p>
        </text:list-item>
        <text:list-item>
          <text:p text:style-name="P23">Binary Search</text:p>
          <text:p text:style-name="P23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osh Kumar</meta:initial-creator>
    <meta:creation-date>2015-07-07T16:59:08</meta:creation-date>
    <dc:date>2016-10-04T11:04:43.026269132</dc:date>
    <dc:creator>Monalisa </dc:creator>
    <meta:editing-duration>PT40M44S</meta:editing-duration>
    <meta:editing-cycles>8</meta:editing-cycles>
    <meta:generator>LibreOffice/5.1.2.2$Linux_X86_64 LibreOffice_project/10m0$Build-2</meta:generator>
    <meta:document-statistic meta:table-count="0" meta:image-count="0" meta:object-count="0" meta:page-count="5" meta:paragraph-count="127" meta:word-count="476" meta:character-count="3244" meta:non-whitespace-character-count="2963"/>
  </office:meta>
</office:document-meta>
</file>